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0 = 0 pA</text:p>
          </table:table-cell>
          <table:table-cell/>
          <table:table-cell office:value-type="string" calcext:value-type="string">
            <text:p>p, torr</text:p>
          </table:table-cell>
          <table:table-cell office:value-type="string" calcext:value-type="string">
            <text:p>I, p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0 = 980 pA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4" calcext:value-type="float">
            <text:p>14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34" calcext:value-type="float">
            <text:p>34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p_low = 25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65" calcext:value-type="float">
            <text:p>65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string" calcext:value-type="string">
            <text:p>p_0 = 73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96" calcext:value-type="float">
            <text:p>96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128" calcext:value-type="float">
            <text:p>128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string" calcext:value-type="string">
            <text:p>Vcounter = 1100 V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42" calcext:value-type="float">
            <text:p>142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string" calcext:value-type="string">
            <text:p>n_low = 331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58" calcext:value-type="float">
            <text:p>158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190" calcext:value-type="float">
            <text:p>190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T = 300K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22" calcext:value-type="float">
            <text:p>222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307" calcext:value-type="float">
            <text:p>30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N0 = 1.17e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94" calcext:value-type="float">
            <text:p>3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484" calcext:value-type="float">
            <text:p>4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15" calcext:value-type="float">
            <text:p>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15" calcext:value-type="float">
            <text:p>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10" calcext:value-type="float">
            <text:p>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2" calcext:value-type="float">
            <text:p>10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C2:Sheet1.E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4:09:29.616064364</meta:creation-date>
    <dc:date>2024-09-25T17:21:06.289045616</dc:date>
    <meta:editing-duration>PT3H38S</meta:editing-duration>
    <meta:editing-cycles>4</meta:editing-cycles>
    <meta:generator>LibreOffice/24.2.4.2$Linux_X86_64 LibreOffice_project/420$Build-2</meta:generator>
    <meta:document-statistic meta:table-count="1" meta:cell-count="98" meta:object-count="0"/>
  </office:meta>
</office:document-meta>
</file>